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Shinigami-chan just... save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“What... What of the Demon Portal?”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we were too late...!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“We do not have time to explain; we need to
leave this place at once!!”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too dangerous here! Quickly, with me!!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